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color="#000000" fo:font-style="normal" style:font-style-asian="normal" style:font-style-complex="normal"/>
    </style:style>
    <style:style style:name="T1" style:family="text">
      <style:text-properties fo:color="#0000ff"/>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4">MENSAGEM DE DEUS, SEGUNDO BARUCH SPINOZA</text:span></text:span></text:p>
      <text:p text:style-name="P2"><text:span text:style-name="Emphasis"><text:span text:style-name="T4"/></text:span></text:p>
      <text:p text:style-name="P2"><text:span text:style-name="Emphasis"><text:span text:style-name="T4">“Pare de ficar rezando e batendo no peito! O que quero que faça é que saia pelo mundo e desfrute a vida. Quero que goze, cante, divirta-se e aproveite tudo o que fiz pra você.</text:span></text:span></text:p>
      <text:p text:style-name="P2"><text:span text:style-name="Emphasis"><text:span text:style-name="T4">Pare de ir a esses templos lúgubres, obscuros e frios que você mesmo construiu e acredita ser a minha casa! Minha casa são as montanhas, os bosques, os rios, os lagos, as praias, onde vivo e expresso Amor por você.</text:span></text:span></text:p>
      <text:p text:style-name="P2"><text:span text:style-name="Emphasis"><text:span text:style-name="T4">Pare de me culpar pela sua vida miserável! Eu nunca disse que há algo mau em você, que é um pecador ou que sua sexualidade seja algo ruim. O sexo é um presente que lhe dei e com o qual você pode expressar amor, êxtase, alegria. Assim, não me culpe por tudo o que o fizeram crer.</text:span></text:span></text:p>
      <text:p text:style-name="P2"><text:span text:style-name="Emphasis"><text:span text:style-name="T4">Pare de ficar lendo supostas escrituras sagradas que nada têm a ver comigo! Se não pode me ler num amanhecer, numa paisagem, no olhar de seus amigos, nos olhos de seu filhinho, não me encontrará em nenhum livro.</text:span></text:span></text:p>
      <text:p text:style-name="P2"><text:span text:style-name="Emphasis"><text:span text:style-name="T4">Confie em mim e deixe de me dirigir pedidos! Você vai me dizer como fazer meu trabalho?</text:span></text:span></text:p>
      <text:p text:style-name="P2"><text:span text:style-name="Emphasis"><text:span text:style-name="T4">Pare de ter medo de mim! Eu não o julgo, nem o critico, nem me irrito, nem o incomodo, nem o castigo. Eu sou puro Amor.</text:span></text:span></text:p>
      <text:p text:style-name="P2"><text:span text:style-name="Emphasis"><text:span text:style-name="T4">Pare de me pedir perdão! Não há nada a perdoar. Se eu o fiz, eu é que o enchi de paixões, de limitações, de prazeres, de sentimentos, de necessidades, de incoerências, de livre-arbítrio. Como posso culpá-lo se responde a algo que eu pus em você? Como posso castigá-lo por ser como é, se eu o fiz?</text:span></text:span></text:p>
      <text:p text:style-name="P2"><text:span text:style-name="Emphasis"><text:span text:style-name="T4">Crê que eu poderia criar um lugar para queimar todos os meus filhos que não se comportem bem, pelo resto da eternidade? Que </text:span></text:span><text:span text:style-name="Emphasis"><text:span text:style-name="Strong_20_Emphasis"><text:span text:style-name="T4">Deus</text:span></text:span></text:span><text:span text:style-name="Emphasis"><text:span text:style-name="T4"> faria isso? Esqueça qualquer tipo de mandamento, qualquer tipo de lei, que são artimanhas para manipulá-lo, para controlá-lo, que só geram culpa em você!</text:span></text:span></text:p>
      <text:p text:style-name="P2"><text:span text:style-name="Emphasis"><text:span text:style-name="T4">Respeite seu próximo e não faça ao outro o que não queira para você! Preste atenção na sua vida, que seu estado de alerta seja seu guia!</text:span></text:span></text:p>
      <text:p text:style-name="P2"><text:span text:style-name="Emphasis"><text:span text:style-name="T4">Esta vida não é uma prova, nem um degrau, nem um passo no caminho, nem um ensaio, nem um prelúdio para o paraíso. Esta vida é só o que há aqui e agora, e só de que você precisa.</text:span></text:span></text:p>
      <text:p text:style-name="P2"><text:span text:style-name="Emphasis"><text:span text:style-name="T4">Eu o fiz absolutamente livre. Não há prêmios, nem castigos. Não há pecados, nem virtudes. Ninguém leva um placar. Ninguém leva um registro. Você é absolutamente livre para fazer da sua vida um céu ou um inferno.</text:span></text:span></text:p>
      <text:p text:style-name="P2"><text:span text:style-name="Emphasis"><text:span text:style-name="T4">Não lhe poderia dizer se há algo depois desta vida, mas posso lhe dar um conselho: Viva como se não o houvesse, como se esta fosse sua única oportunidade de aproveitar, de amar, de existir. Assim, se não houver nada, você terá usufruído da oportunidade que lhe dei.</text:span></text:span></text:p>
      <text:p text:style-name="P2"><text:span text:style-name="Emphasis"><text:span text:style-name="T4">E, se houver, tenha certeza de que não vou perguntar se você foi comportado ou não. Vou perguntar se você gostou, se se divertiu, do que mais gostou, o que aprendeu.</text:span></text:span></text:p>
      <text:p text:style-name="P2"><text:span text:style-name="Emphasis"><text:span text:style-name="T4">Pare de crer em mim! Crer é supor, adivinhar, imaginar. Eu não quero que você acredite em mim, quero que me sinta em você. Quero que me sinta em você quando beija sua amada, quando agasalha sua filhinha, quando acaricia seu cachorro, quando toma banho de mar.</text:span></text:span></text:p>
      <text:p text:style-name="P2"><text:soft-page-break/><text:span text:style-name="Emphasis"><text:span text:style-name="T4">Pare de louvar-me! Que tipo de </text:span></text:span><text:span text:style-name="Emphasis"><text:span text:style-name="Strong_20_Emphasis"><text:span text:style-name="T4">Deus</text:span></text:span></text:span><text:span text:style-name="Emphasis"><text:span text:style-name="T4"> ególatra você acredita que eu seja? Aborrece-me que me louvem. Cansa-me que me agradeçam. Você se sente grato? Demonstre-o cuidando de você, da sua saúde, das suas relações, do mundo. Sente-se olhado, surpreendido? Expresse sua alegria! Esse é um jeito de me louvar.</text:span></text:span></text:p>
      <text:p text:style-name="P2"><text:span text:style-name="Emphasis"><text:span text:style-name="T4">Pare de complicar as coisas e de repetir como papagaio o que o ensinaram sobre mim! A única certeza é que você está aqui, que está vivo e que este mundo está cheio de maravilhas.</text:span></text:span></text:p>
      <text:p text:style-name="P2"><text:span text:style-name="Emphasis"><text:span text:style-name="T4">Para que precisa de mais milagres? Para que tantas explicações? Não me procure fora. Não me achará. Procure-me dentro de você. É aí que estou, batendo em você.”</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07:14:52.735804409</meta:creation-date>
    <dc:date>2019-10-25T07:18:03.579177966</dc:date>
    <meta:editing-duration>PT3M16S</meta:editing-duration>
    <meta:editing-cycles>2</meta:editing-cycles>
    <meta:generator>LibreOffice/6.1.5.2$Linux_X86_64 LibreOffice_project/10$Build-2</meta:generator>
    <meta:document-statistic meta:table-count="0" meta:image-count="0" meta:object-count="0" meta:page-count="2" meta:paragraph-count="18" meta:word-count="665" meta:character-count="3555" meta:non-whitespace-character-count="2908"/>
  </office:meta>
</office:document-meta>
</file>